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a79f" draw:textarea-horizontal-align="justify" draw:textarea-vertical-align="top" draw:auto-grow-height="false" fo:min-height="0cm" fo:min-width="0cm"/>
    </style:style>
    <style:style style:name="gr2" style:family="graphic" style:parent-style-name="standard">
      <style:graphic-properties svg:stroke-color="#336600" draw:fill-color="#006600" draw:textarea-horizontal-align="justify" draw:textarea-vertical-align="bottom" draw:auto-grow-height="false" fo:min-height="0cm" fo:min-width="0cm"/>
    </style:style>
    <style:style style:name="gr3" style:family="graphic" style:parent-style-name="standard">
      <style:graphic-properties draw:fill-color="#006600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274cm"/>
    </style:style>
    <style:style style:name="gr5" style:family="graphic" style:parent-style-name="standard">
      <style:graphic-properties draw:fill="solid" draw:fill-color="#ffd320" draw:textarea-horizontal-align="justify" draw:textarea-vertical-align="top" draw:auto-grow-height="fals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svg:stroke-color="#336600" draw:fill-color="#aea79f" draw:textarea-horizontal-align="justify" draw:textarea-vertical-align="top" draw:auto-grow-height="false" fo:min-height="0cm" fo:min-width="0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draw:fill-color="#0066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d320" draw:textarea-vertical-align="middle" draw:auto-grow-height="false" fo:min-height="0.749cm" fo:min-width="0.499cm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16" style:family="graphic" style:parent-style-name="standard">
      <style:graphic-properties svg:stroke-width="0.305cm" svg:stroke-color="#9999ff" draw:marker-start="" draw:marker-start-width="0.655cm" draw:marker-end="Arrow" draw:marker-end-width="0.655cm" draw:textarea-vertical-align="middle" fo:padding-top="0.275cm" fo:padding-bottom="0.275cm" fo:padding-left="0.4cm" fo:padding-right="0.4cm"/>
    </style:style>
    <style:style style:name="gr17" style:family="graphic" style:parent-style-name="standard">
      <style:graphic-properties draw:textarea-horizontal-align="justify" draw:textarea-vertical-align="bottom" draw:auto-grow-height="false" fo:min-height="0cm" fo:min-width="0cm"/>
    </style:style>
    <style:style style:name="gr18" style:family="graphic" style:parent-style-name="standard">
      <style:graphic-properties draw:fill-color="#aea79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9999ff" draw:textarea-horizontal-align="right" draw:textarea-vertical-align="middle" draw:auto-grow-height="false" fo:padding-top="1.27cm" fo:padding-left="0cm" fo:padding-right="1.676cm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22" style:family="graphic" style:parent-style-name="standard">
      <style:graphic-properties svg:stroke-width="0.203cm" svg:stroke-color="#ff420e" draw:marker-start="Arrow" draw:marker-start-width="0.503cm" draw:marker-end="" draw:marker-end-width="0.503cm" draw:fill="solid" draw:fill-color="#000000" draw:textarea-vertical-align="top" fo:padding-top="-0.864cm" fo:padding-bottom="0.225cm" fo:padding-left="0.35cm" fo:padding-right="1.93cm"/>
    </style:style>
    <style:style style:name="gr23" style:family="graphic" style:parent-style-name="standard">
      <style:graphic-properties svg:stroke-width="0.254cm" draw:marker-start-width="0.579cm" draw:marker-end="Arrow" draw:marker-end-width="0.579cm" draw:fill="solid" draw:fill-color="#000000" draw:textarea-horizontal-align="left" draw:textarea-vertical-align="middle" fo:padding-top="0.711cm" fo:padding-bottom="0.25cm" fo:padding-left="0.375cm" fo:padding-right="0.375cm"/>
    </style:style>
    <style:style style:name="gr24" style:family="graphic" style:parent-style-name="standard">
      <style:graphic-properties svg:stroke-color="#0084d1" draw:fill="solid" draw:fill-color="#729fcf" draw:textarea-horizontal-align="justify" draw:textarea-vertical-align="middle" draw:auto-grow-height="false"/>
    </style:style>
    <style:style style:name="gr25" style:family="graphic" style:parent-style-name="standard">
      <style:graphic-properties svg:stroke-width="0.457cm" draw:marker-start-width="0.882cm" draw:marker-end="Arrow" draw:marker-end-width="0.882cm" draw:fill="solid" draw:fill-color="#000000" draw:textarea-vertical-align="middle" fo:padding-top="0.35cm" fo:padding-bottom="0.35cm" fo:padding-left="0.475cm" fo:padding-right="0.475cm"/>
    </style:style>
    <style:style style:name="gr26" style:family="graphic" style:parent-style-name="standard">
      <style:graphic-properties svg:stroke-width="0.203cm" draw:marker-start-width="0.503cm" draw:marker-end="Arrow" draw:marker-end-width="0.503cm" draw:fill="solid" draw:fill-color="#000000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color="#000000" fo:font-size="18pt" style:font-size-asian="18pt" style:font-size-complex="18pt"/>
    </style:style>
    <style:style style:name="P4" style:family="paragraph">
      <style:paragraph-properties fo:text-align="center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18pt" style:font-size-asian="18pt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066cm" svg:height="22.68cm" draw:transform="skewX (0.0134390352403563) rotate (0.0134390352403563) translate (2.651cm 3.746cm)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747cm" svg:height="4.318cm" svg:x="3.667cm" svg:y="21.701cm">
          <text:p text:style-name="P1">RoboR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906cm" svg:height="11.049cm" svg:x="3.159cm" svg:y="6.588cm">
          <text:p text:style-name="P1">Raspberry Pi 3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1.684cm" svg:height="1.524cm" svg:x="4.81cm" svg:y="1.889cm">
          <draw:text-box>
            <text:p text:style-name="P1"><text:span text:style-name="T1">Image processing (Deploy)</text:span></text:p>
          </draw:text-box>
        </draw:frame>
        <draw:custom-shape draw:style-name="gr5" draw:text-style-name="P1" draw:layer="layout" svg:width="7.585cm" svg:height="5.969cm" svg:x="4.21cm" svg:y="10.779cm">
          <text:p text:style-name="P1">GRIP or Native co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04cm" svg:height="1.778cm" svg:x="5.556cm" svg:y="7.858cm">
          <text:p text:style-name="P1">Mjpg-stream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123cm" svg:height="2.159cm" svg:x="4.91cm" svg:y="11.922cm">
          <text:p text:style-name="P1">OpenCV 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918cm" svg:height="2.159cm" svg:x="6.334cm" svg:y="4.556cm">
          <text:p text:style-name="P1">Camera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8" draw:text-style-name="P1" draw:layer="layout" svg:width="0.762cm" svg:height="2.286cm" svg:x="5.699cm" svg:y="16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xml:id="id1" draw:id="id1" draw:layer="layout" svg:width="4.699cm" svg:height="8.128cm" svg:x="15.478cm" svg:y="9.382cm">
          <text:p text:style-name="P1">Driver S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032cm" svg:height="2.286cm" svg:x="8.62cm" svg:y="16.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175cm" svg:height="1.778cm" svg:x="15.859cm" svg:y="11.033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2.413cm" svg:x="5.826cm" svg:y="20.5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414cm" svg:height="0.921cm" draw:transform="rotate (1.58214096693286) translate (10.541cm 19.9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1.868cm" svg:height="1.27cm" svg:x="7.096cm" svg:y="9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0.635cm" svg:height="2.286cm" svg:x="8.366cm" svg:y="20.55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6.477cm" svg:height="2.032cm" svg:x="4.048cm" svg:y="18.526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1" draw:text-style-name="P1" xml:id="id2" draw:id="id2" draw:layer="layout" svg:width="2.794cm" svg:height="3.048cm" svg:x="11.414cm" svg:y="18.272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29cm" svg:height="1.524cm" svg:x="15.732cm" svg:y="15.605cm">
          <text:p text:style-name="P1">Wireless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904cm" svg:height="3.302cm" draw:transform="rotate (1.56730566829091) translate (14.209cm 19.40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1" draw:layer="layout" svg:width="2.286cm" svg:height="2.794cm" svg:x="16.367cm" svg:y="12.8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2.667cm" svg:height="1.905cm" svg:x="8.464cm" svg:y="14.335cm">
          <text:p text:style-name="P1">imag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329cm" svg:height="1.927cm" svg:x="4.91cm" svg:y="14.335cm">
          <text:p text:style-name="P1">NTable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96cm" svg:height="2.159cm" svg:x="4.683cm" svg:y="22.844cm">
          <text:p text:style-name="P1">FRCUserProgra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905cm" svg:height="4.064cm" svg:x="12.43cm" svg:y="21.701cm">
          <text:p text:style-name="P1">SRX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27cm" svg:height="0.889cm" svg:x="11.287cm" svg:y="23.7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.429cm" svg:height="3.429cm" svg:x="15.859cm" svg:y="4.302cm">
          <text:p text:style-name="P1">Joystick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62cm" svg:height="1.778cm" svg:x="17.129cm" svg:y="7.7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6" draw:text-style-name="P1" draw:layer="layout" svg:x1="17.827cm" svg:y1="17.51cm" svg:x2="14.208cm" svg:y2="19.796cm" draw:start-shape="id1" draw:start-glue-point="2" draw:end-shape="id2" svg:d="M17827 17510v2286h-3619" svg:viewBox="0 0 3620 2287">
          <text:p/>
        </draw:connector>
      </draw:page>
      <draw:page draw:name="page2" draw:style-name="dp1" draw:master-page-name="Default">
        <draw:custom-shape draw:style-name="gr10" draw:text-style-name="P1" draw:layer="layout" svg:width="2.032cm" svg:height="1.143cm" svg:x="9.382cm" svg:y="9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13.081cm" svg:height="1.524cm" svg:x="4.81cm" svg:y="1.889cm">
          <draw:text-box>
            <text:p text:style-name="P1"><text:span text:style-name="T1">Image processing (Simulation)</text:span></text:p>
          </draw:text-box>
        </draw:frame>
        <draw:custom-shape draw:style-name="gr17" draw:text-style-name="P1" draw:layer="layout" svg:width="8.001cm" svg:height="3.175cm" svg:x="6.588cm" svg:y="10.474cm">
          <text:p text:style-name="P1">Mjpg-streame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477cm" svg:height="1.651cm" svg:x="7.477cm" svg:y="10.779cm">
          <text:p text:style-name="P1">file Input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585cm" svg:height="6.477cm" svg:x="6.715cm" svg:y="14.843cm">
          <text:p text:style-name="P1">GRIP or Native Co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123cm" svg:height="2.159cm" svg:x="7.323cm" svg:y="15.989cm">
          <text:p text:style-name="P1">OpenCV </text:p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2.41cm" svg:x="8.076cm" svg:y="20.159cm">
          <text:p text:style-name="P1">NTables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2.032cm" svg:height="1.143cm" svg:x="9.509cm" svg:y="1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7.366cm" svg:height="1.651cm" svg:x="7.096cm" svg:y="7.985cm">
          <text:p text:style-name="P1">Jpg 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2.032cm" svg:height="0.889cm" svg:x="9.382cm" svg:y="7.2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" xml:id="id3" draw:id="id3" draw:layer="layout" svg:width="7.874cm" svg:height="3.175cm" svg:x="6.842cm" svg:y="4.048cm">
          <text:p text:style-name="P1">Gazebo Simulator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477cm" svg:height="1.621cm" svg:x="7.477cm" svg:y="4.937cm">
          <text:p text:style-name="P1">Camera plugin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6.731cm" svg:height="2.159cm" svg:x="4.429cm" svg:y="22.336cm">
          <text:p text:style-name="P1">FRCUserProgram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4.191cm" svg:height="2.159cm" svg:x="15.478cm" svg:y="21.066cm">
          <text:p text:style-name="P1">Smart</text:p>
          <text:p text:style-name="P1">Dashboard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line-skew="-0.514cm" svg:x1="6.842cm" svg:y1="5.635cm" svg:x2="4.429cm" svg:y2="23.415cm" draw:start-shape="id3" draw:start-glue-point="3" draw:end-shape="id4" svg:d="M6842 5635h-3429v17780h1016" svg:viewBox="0 0 3430 17781">
          <text:p text:style-name="P3"><text:span text:style-name="T2">Robot Control</text:span></text:p>
        </draw:connector>
        <draw:connector draw:name="NTables" draw:style-name="gr23" draw:text-style-name="P4" draw:layer="layout" svg:x1="11.16cm" svg:y1="23.415cm" svg:x2="15.478cm" svg:y2="22.145cm" draw:start-shape="id4" draw:start-glue-point="1" draw:end-shape="id5" draw:end-glue-point="3" svg:d="M11160 23415h2158v-1270h2160" svg:viewBox="0 0 4319 1271">
          <text:p text:style-name="P4"><text:span text:style-name="T3">NTables</text:span></text:p>
        </draw:connector>
        <draw:custom-shape draw:style-name="gr24" draw:text-style-name="P1" xml:id="id7" draw:id="id7" draw:layer="layout" svg:width="4.445cm" svg:height="1.905cm" svg:x="15.224cm" svg:y="14.97cm">
          <text:p text:style-name="P1">Web Browser</text:p>
          <draw:enhanced-geometry svg:viewBox="0 0 21600 21600" draw:type="rectangle" draw:enhanced-path="M 0 0 L 21600 0 21600 21600 0 21600 0 0 Z N"/>
        </draw:custom-shape>
        <draw:connector draw:style-name="gr25" draw:text-style-name="P4" draw:layer="layout" svg:x1="13.319cm" svg:y1="19.365cm" svg:x2="17.446cm" svg:y2="16.875cm" draw:start-shape="id6" draw:start-glue-point="1" draw:end-shape="id7" draw:end-glue-point="2" svg:d="M13319 19365h4127v-2490" svg:viewBox="0 0 4128 2491">
          <text:p text:style-name="P4"><text:span text:style-name="T3">Images</text:span></text:p>
        </draw:connector>
        <draw:custom-shape draw:style-name="gr6" draw:text-style-name="P1" xml:id="id6" draw:id="id6" draw:layer="layout" svg:width="5.996cm" svg:height="1.927cm" svg:x="7.323cm" svg:y="18.402cm">
          <text:p text:style-name="P1">Publis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xml:id="id8" draw:id="id8" draw:layer="layout" svg:width="3.302cm" svg:height="1.429cm" svg:x="15.859cm" svg:y="24.717cm">
          <text:p text:style-name="P1">Gamepad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svg:x1="15.859cm" svg:y1="25.431cm" svg:x2="7.794cm" svg:y2="24.495cm" draw:start-shape="id8" draw:start-glue-point="3" draw:end-shape="id4" draw:end-glue-point="2" svg:d="M15859 25431h-8065v-936" svg:viewBox="0 0 8066 9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15:02:00.503711951</meta:creation-date>
    <dc:date>2016-06-16T10:37:12.530203953</dc:date>
    <meta:editing-duration>PT1H2M22S</meta:editing-duration>
    <meta:editing-cycles>7</meta:editing-cycles>
    <meta:generator>LibreOffice/4.2.8.2$Linux_X86_64 LibreOffice_project/420m0$Build-2</meta:generator>
    <meta:document-statistic meta:object-count="50"/>
  </office:meta>
</office:document-meta>
</file>